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44cm" fo:margin-left="0cm" fo:margin-top="0cm" fo:margin-bottom="0cm" table:align="left" style:writing-mode="lr-tb"/>
    </style:style>
    <style:style style:name="Table1.A" style:family="table-column">
      <style:table-column-properties style:column-width="5.424cm"/>
    </style:style>
    <style:style style:name="Table1.B" style:family="table-column">
      <style:table-column-properties style:column-width="5.419cm"/>
    </style:style>
    <style:style style:name="Table1.C" style:family="table-column">
      <style:table-column-properties style:column-width="4.401cm"/>
    </style:style>
    <style:style style:name="Table1.1" style:family="table-row">
      <style:table-row-properties style:min-row-height="1.399cm" fo:keep-together="auto"/>
    </style:style>
    <style:style style:name="Table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B1" style:family="table-cell">
      <style:table-cell-properties style:vertical-align="middle" fo:background-color="#ffffff" fo:padding-left="0.191cm" fo:padding-right="0.191cm" fo:padding-top="0cm" fo:padding-bottom="0cm" fo:border-left="none" fo:border-right="none" fo:border-top="none" fo:border-bottom="0.5pt solid #7f7f7f">
        <style:background-image/>
      </style:table-cell-properties>
    </style:style>
    <style:style style:name="Table1.2" style:family="table-row">
      <style:table-row-properties style:min-row-height="0.718cm" fo:keep-together="auto"/>
    </style:style>
    <style:style style:name="Table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B2" style:family="table-cell">
      <style:table-cell-properties fo:background-color="#f2f2f2" fo:padding-left="0.191cm" fo:padding-right="0.191cm" fo:padding-top="0cm" fo:padding-bottom="0cm" fo:border="none">
        <style:background-image/>
      </style:table-cell-properties>
    </style:style>
    <style:style style:name="Table1.C2" style:family="table-cell">
      <style:table-cell-properties fo:background-color="#f2f2f2" fo:padding-left="0.191cm" fo:padding-right="0.191cm" fo:padding-top="0cm" fo:padding-bottom="0cm" fo:border="none">
        <style:background-image/>
      </style:table-cell-properties>
    </style:style>
    <style:style style:name="Table1.A3"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B3" style:family="table-cell">
      <style:table-cell-properties fo:padding-left="0.191cm" fo:padding-right="0.191cm" fo:padding-top="0cm" fo:padding-bottom="0cm" fo:border="none"/>
    </style:style>
    <style:style style:name="Table1.C3" style:family="table-cell">
      <style:table-cell-properties fo:padding-left="0.191cm" fo:padding-right="0.191cm" fo:padding-top="0cm" fo:padding-bottom="0cm" fo:border="none"/>
    </style:style>
    <style:style style:name="Table1.4" style:family="table-row">
      <style:table-row-properties style:min-row-height="0.679cm" fo:keep-together="auto"/>
    </style:style>
    <style:style style:name="Table1.A4"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B4" style:family="table-cell">
      <style:table-cell-properties fo:background-color="#f2f2f2" fo:padding-left="0.191cm" fo:padding-right="0.191cm" fo:padding-top="0cm" fo:padding-bottom="0cm" fo:border="none">
        <style:background-image/>
      </style:table-cell-properties>
    </style:style>
    <style:style style:name="Table1.C4" style:family="table-cell">
      <style:table-cell-properties fo:background-color="#f2f2f2"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Arial" style:font-name-complex="Arial1"/>
    </style:style>
    <style:style style:name="P3" style:family="paragraph" style:parent-style-name="Standard">
      <style:paragraph-properties fo:text-align="center" style:justify-single-word="false"/>
      <style:text-properties style:font-name="Arial" style:font-name-complex="Arial1"/>
    </style:style>
    <style:style style:name="P4" style:family="paragraph" style:parent-style-name="Standard">
      <style:paragraph-properties fo:margin-top="0cm" fo:margin-bottom="0cm" loext:contextual-spacing="false" fo:line-height="100%" fo:text-align="end" style:justify-single-word="false"/>
      <style:text-properties style:font-name="Calibri Light" fo:font-size="13pt" fo:font-style="italic" style:font-name-asian="F" style:font-size-asian="13pt" style:font-style-asian="italic" style:font-name-complex="F" style:font-style-complex="italic"/>
    </style:style>
    <style:style style:name="P5" style:family="paragraph" style:parent-style-name="Standard">
      <style:paragraph-properties fo:margin-top="0cm" fo:margin-bottom="0cm" loext:contextual-spacing="false" fo:line-height="100%" fo:text-align="center" style:justify-single-word="false"/>
      <style:text-properties fo:font-size="13pt" fo:font-style="italic" style:font-name-asian="F" style:font-size-asian="13pt" style:font-style-asian="italic" style:font-style-complex="italic"/>
    </style:style>
    <style:style style:name="P6" style:family="paragraph" style:parent-style-name="Standard">
      <style:paragraph-properties fo:margin-top="0cm" fo:margin-bottom="0cm" loext:contextual-spacing="false" fo:line-height="100%" fo:text-align="end" style:justify-single-word="false"/>
      <style:text-properties fo:font-size="13pt" fo:font-style="italic" style:font-name-asian="F" style:font-size-asian="13pt" style:font-style-asian="italic" style:font-style-complex="italic"/>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fo:line-height="100%" fo:text-align="center" style:justify-single-word="false"/>
      <style:text-properties officeooo:rsid="0010a706" officeooo:paragraph-rsid="0010a706"/>
    </style:style>
    <style:style style:name="P10" style:family="paragraph" style:parent-style-name="Standard">
      <style:paragraph-properties fo:margin-top="0cm" fo:margin-bottom="0cm" loext:contextual-spacing="false" fo:line-height="100%" fo:text-align="center" style:justify-single-word="false"/>
      <style:text-properties officeooo:rsid="0010a706" officeooo:paragraph-rsid="0010a706"/>
    </style:style>
    <style:style style:name="P11" style:family="paragraph" style:parent-style-name="Standard">
      <style:paragraph-properties fo:break-before="page"/>
    </style:style>
    <style:style style:name="P12" style:family="paragraph" style:parent-style-name="Standard">
      <style:paragraph-properties fo:margin-left="0cm" fo:margin-right="0cm" fo:text-indent="1.249cm" style:auto-text-indent="false"/>
    </style:style>
    <style:style style:name="P13" style:family="paragraph" style:parent-style-name="Standard">
      <style:paragraph-properties fo:margin-left="0cm" fo:margin-right="0cm" fo:text-indent="1.249cm" style:auto-text-indent="false"/>
      <style:text-properties officeooo:paragraph-rsid="0010a706"/>
    </style:style>
    <style:style style:name="P14" style:family="paragraph" style:parent-style-name="Title">
      <style:paragraph-properties fo:text-align="center" style:justify-single-word="false"/>
    </style:style>
    <style:style style:name="P15" style:family="paragraph" style:parent-style-name="Title" style:master-page-name="Standard">
      <style:paragraph-properties fo:text-align="center" style:justify-single-word="false" style:page-number="auto"/>
      <style:text-properties style:font-name="Arial" fo:font-size="26pt" style:font-size-asian="26pt" style:font-name-complex="Arial1"/>
    </style:style>
    <style:style style:name="P16" style:family="paragraph" style:parent-style-name="List_20_Paragraph" style:list-style-name="WWNum6"/>
    <style:style style:name="P17" style:family="paragraph" style:parent-style-name="List_20_Paragraph">
      <style:text-properties style:font-name="Arial" style:font-name-complex="Arial1"/>
    </style:style>
    <style:style style:name="P18" style:family="paragraph" style:parent-style-name="List_20_Paragraph">
      <style:paragraph-properties fo:margin-left="2.709cm" fo:margin-right="0cm" fo:text-indent="0cm" style:auto-text-indent="false"/>
    </style:style>
    <style:style style:name="P19" style:family="paragraph" style:parent-style-name="List_20_Paragraph">
      <style:paragraph-properties fo:margin-left="7.324cm" fo:margin-right="0cm" fo:text-indent="0cm" style:auto-text-indent="false"/>
    </style:style>
    <style:style style:name="P20" style:family="paragraph" style:parent-style-name="List_20_Paragraph">
      <style:paragraph-properties fo:margin-left="1.27cm" fo:margin-right="0cm" fo:text-indent="1.228cm" style:auto-text-indent="false"/>
    </style:style>
    <style:style style:name="P21" style:family="paragraph" style:parent-style-name="List_20_Paragraph">
      <style:paragraph-properties fo:margin-left="8.573cm" fo:margin-right="0cm" fo:text-indent="0cm" style:auto-text-indent="false"/>
    </style:style>
    <style:style style:name="P22" style:family="paragraph" style:parent-style-name="List_20_Paragraph">
      <style:paragraph-properties fo:margin-left="0cm" fo:margin-right="0cm" fo:text-indent="0cm" style:auto-text-indent="false"/>
    </style:style>
    <style:style style:name="P23" style:family="paragraph" style:parent-style-name="List_20_Paragraph">
      <style:paragraph-properties fo:margin-left="0cm" fo:margin-right="0cm" fo:text-indent="0cm" style:auto-text-indent="false"/>
      <style:text-properties style:font-name="Arial" style:font-name-complex="Arial1"/>
    </style:style>
    <style:style style:name="T1" style:family="text">
      <style:text-properties style:font-name="Arial" fo:font-size="26pt" style:font-size-asian="26pt" style:font-name-complex="Arial1"/>
    </style:style>
    <style:style style:name="T2" style:family="text">
      <style:text-properties style:font-name="Arial" style:font-name-complex="Arial1"/>
    </style:style>
    <style:style style:name="T3" style:family="text">
      <style:text-properties style:font-name="Arial" officeooo:rsid="0010a706" style:font-name-complex="Arial1"/>
    </style:style>
    <style:style style:name="T4" style:family="text">
      <style:text-properties style:font-name="Arial" fo:font-size="16pt" style:font-size-asian="16pt" style:font-name-complex="Arial1" style:font-size-complex="16pt"/>
    </style:style>
    <style:style style:name="T5" style:family="text">
      <style:text-properties style:font-name="Arial" fo:font-weight="bold" style:font-weight-asian="bold"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4"><text:span text:style-name="T1">Projeto de Bases de Dados, Parte 3</text:span></text:p>
      <text:p text:style-name="P1"/>
      <text:p text:style-name="P1"/>
      <text:p text:style-name="P1"/>
      <text:p text:style-name="Standard"><text:span text:style-name="T2">Trabalho realizado por grupo nº49:</text:span></text:p>
      <text:p text:style-name="Standard"><text:span text:style-name="T2">Joana Teodoro Nº86440 </text:span></text:p>
      <text:p text:style-name="Standard"><text:span text:style-name="T2">João Andrade Nº86441</text:span></text:p>
      <text:p text:style-name="Standard"><text:span text:style-name="T2">Taíssa Ribeiro Nº86514</text:span></text:p>
      <text:p text:style-name="P2"/>
      <text:p text:style-name="P3"/>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
          </table:table-cell>
          <table:table-cell table:style-name="Table1.B1" office:value-type="string">
            <text:p text:style-name="P5"><text:span text:style-name="T2">Horas de trabalho</text:span></text:p>
          </table:table-cell>
          <table:table-cell table:style-name="Table1.A1" office:value-type="string">
            <text:p text:style-name="P5"><text:span text:style-name="T2">Percentagem relativa de esforço</text:span></text:p>
          </table:table-cell>
        </table:table-row>
        <table:table-row table:style-name="Table1.2">
          <table:table-cell table:style-name="Table1.A2" office:value-type="string">
            <text:p text:style-name="P6"><text:span text:style-name="T2">Joana Teodoro</text:span></text:p>
          </table:table-cell>
          <table:table-cell table:style-name="Table1.B2" office:value-type="string">
            <text:p text:style-name="P9"><text:span text:style-name="T2">18</text:span></text:p>
          </table:table-cell>
          <table:table-cell table:style-name="Table1.C2" office:value-type="string">
            <text:p text:style-name="P7"><text:span text:style-name="T2">33,3%</text:span></text:p>
          </table:table-cell>
        </table:table-row>
        <table:table-row table:style-name="Table1.2">
          <table:table-cell table:style-name="Table1.A3" office:value-type="string">
            <text:p text:style-name="P6"><text:span text:style-name="T2">João Andrade</text:span></text:p>
          </table:table-cell>
          <table:table-cell table:style-name="Table1.B3" office:value-type="string">
            <text:p text:style-name="P9"><text:span text:style-name="T3">1</text:span><text:span text:style-name="T2">8</text:span></text:p>
          </table:table-cell>
          <table:table-cell table:style-name="Table1.C3" office:value-type="string">
            <text:p text:style-name="P7"><text:span text:style-name="T2">33,3%</text:span></text:p>
          </table:table-cell>
        </table:table-row>
        <table:table-row table:style-name="Table1.4">
          <table:table-cell table:style-name="Table1.A4" office:value-type="string">
            <text:p text:style-name="P6"><text:span text:style-name="T2">Taíssa Ribeiro</text:span></text:p>
          </table:table-cell>
          <table:table-cell table:style-name="Table1.B4" office:value-type="string">
            <text:p text:style-name="P9"><text:span text:style-name="T3">1</text:span><text:span text:style-name="T2">8</text:span></text:p>
          </table:table-cell>
          <table:table-cell table:style-name="Table1.C4" office:value-type="string">
            <text:p text:style-name="P7"><text:span text:style-name="T2">33,3%</text:span></text:p>
          </table:table-cell>
        </table:table-row>
      </table:table>
      <text:p text:style-name="P1"/>
      <text:p text:style-name="Standard"/>
      <text:p text:style-name="Standard"/>
      <text:p text:style-name="P11"><text:span text:style-name="T4">Expressão SQL – queries.sql:</text:span></text:p>
      <text:list xml:id="list217480721" text:style-name="WWNum6">
        <text:list-item>
          <text:p text:style-name="P16"><text:span text:style-name="T5">SELECT</text:span><text:span text:style-name="T2"> numProcessoSocorro</text:span></text:p>
        </text:list-item>
      </text:list>
      <text:p text:style-name="List_20_Paragraph"><text:span text:style-name="T5">FROM</text:span><text:span text:style-name="T2"> (</text:span><text:span text:style-name="T5">SELECT</text:span><text:span text:style-name="T2"> numProcessoSocorro, </text:span><text:span text:style-name="T5">COUNT(*)</text:span></text:p>
      <text:p text:style-name="List_20_Paragraph"><text:span text:style-name="T2"><text:s text:c="6"/><text:tab/> <text:s/></text:span><text:span text:style-name="T5">FROM</text:span><text:span text:style-name="T2"> acciona</text:span></text:p>
      <text:p text:style-name="List_20_Paragraph"><text:span text:style-name="T2"><text:s text:c="6"/><text:tab/> <text:s/></text:span><text:span text:style-name="T5">GROUP BY</text:span><text:span text:style-name="T2"> numProcessoSocorro</text:span></text:p>
      <text:p text:style-name="List_20_Paragraph"><text:span text:style-name="T2"><text:s text:c="6"/><text:tab/> <text:s/></text:span><text:span text:style-name="T5">HAVING COUNT(*)</text:span><text:span text:style-name="T2"> &gt;= all(</text:span><text:span text:style-name="T5">SELECT COUNT(*)</text:span></text:p>
      <text:p text:style-name="List_20_Paragraph"><text:span text:style-name="T2"><text:s text:c="23"/><text:tab/><text:tab/> <text:s text:c="9"/></text:span><text:span text:style-name="T5">FROM</text:span><text:span text:style-name="T2"> acciona</text:span></text:p>
      <text:p text:style-name="List_20_Paragraph"><text:span text:style-name="T2"><text:s text:c="23"/><text:tab/><text:tab/> <text:s text:c="9"/></text:span><text:span text:style-name="T5">GROUP BY</text:span><text:span text:style-name="T2"> numProcessoSocorro)) </text:span><text:span text:style-name="T5">AS</text:span><text:span text:style-name="T2"> a;</text:span></text:p>
      <text:p text:style-name="P17"/>
      <text:p text:style-name="P17"/>
      <text:list xml:id="list164038049196230" text:continue-numbering="true" text:style-name="WWNum6">
        <text:list-item>
          <text:p text:style-name="P16"><text:span text:style-name="T5">SELECT </text:span><text:span text:style-name="T2">nomeEntidade</text:span></text:p>
        </text:list-item>
      </text:list>
      <text:p text:style-name="List_20_Paragraph"><text:span text:style-name="T5">FROM</text:span><text:span text:style-name="T2"> (</text:span><text:span text:style-name="T5">SELECT</text:span><text:span text:style-name="T2"> nomeEntidade, </text:span><text:span text:style-name="T5">COUNT(*)</text:span></text:p>
      <text:p text:style-name="List_20_Paragraph"><text:span text:style-name="T2"><text:s text:c="6"/><text:tab/> <text:s/></text:span><text:span text:style-name="T5">FROM</text:span><text:span text:style-name="T2"> acciona </text:span><text:span text:style-name="T5">NATURAL JOIN</text:span><text:span text:style-name="T2"> eventoEmergencia</text:span></text:p>
      <text:p text:style-name="P18"><text:span text:style-name="T5">WHERE</text:span><text:span text:style-name="T2"> instanteChamada </text:span><text:span text:style-name="T5">BETWEEN TIMESTAMP</text:span><text:span text:style-name="T2"> '2018-06-21 00:00:00' </text:span><text:span text:style-name="T5">AND</text:span><text:span text:style-name="T2"> </text:span><text:span text:style-name="T5">TIMESTAMP</text:span><text:span text:style-name="T2"> '2018-09-21 23:59:59'</text:span></text:p>
      <text:p text:style-name="List_20_Paragraph"><text:span text:style-name="T2"><text:s text:c="6"/><text:tab/> <text:s/></text:span><text:span text:style-name="T5">GROUP BY</text:span><text:span text:style-name="T2"> nomeEntidade</text:span></text:p>
      <text:p text:style-name="List_20_Paragraph"><text:span text:style-name="T2"><text:s text:c="6"/><text:tab/> <text:s/></text:span><text:span text:style-name="T5">HAVING COUNT(*)</text:span><text:span text:style-name="T2"> &gt;= all(</text:span><text:span text:style-name="T5">SELECT COUNT(*)</text:span></text:p>
      <text:p text:style-name="P19"><text:span text:style-name="T5">FROM</text:span><text:span text:style-name="T2"> acciona </text:span><text:span text:style-name="T5">NATURAL JOIN</text:span><text:span text:style-name="T2"> eventoEmergencia </text:span><text:span text:style-name="T5">WHERE</text:span><text:span text:style-name="T2"> instanteChamada </text:span><text:span text:style-name="T5">BETWEEN TIMESTAMP</text:span><text:span text:style-name="T2"> '2018-06-21 00:00:00' </text:span><text:span text:style-name="T5">AND TIMESTAMP</text:span><text:span text:style-name="T2"> '2018-09-21 23:59:59'</text:span></text:p>
      <text:p text:style-name="List_20_Paragraph"><text:span text:style-name="T2"><text:s text:c="23"/><text:tab/><text:tab/> <text:s text:c="9"/></text:span><text:span text:style-name="T5">GROUP BY</text:span><text:span text:style-name="T2"> nomeEntidade)) </text:span><text:span text:style-name="T5">AS</text:span><text:span text:style-name="T2"> a;</text:span></text:p>
      <text:p text:style-name="P17"/>
      <text:p text:style-name="P17"/>
      <text:list xml:id="list164038022302527" text:continue-numbering="true" text:style-name="WWNum6">
        <text:list-item>
          <text:p text:style-name="P16"><text:span text:style-name="T5">SELECT DISTINCT</text:span><text:span text:style-name="T2"> numProcessoSocorro</text:span></text:p>
        </text:list-item>
      </text:list>
      <text:p text:style-name="List_20_Paragraph"><text:span text:style-name="T5">FROM</text:span><text:span text:style-name="T2">((</text:span><text:span text:style-name="T5">SELECT</text:span><text:span text:style-name="T2"> numProcessoSocorro, nomeEntidade, numMeio</text:span></text:p>
      <text:p text:style-name="P20"><text:span text:style-name="T2"><text:s text:c="2"/></text:span><text:span text:style-name="T5">FROM</text:span><text:span text:style-name="T2"> acciona </text:span><text:span text:style-name="T5">NATURAL JOIN</text:span><text:span text:style-name="T2"> (</text:span><text:span text:style-name="T5">SELECT</text:span><text:span text:style-name="T2"> numProcessoSocorro</text:span></text:p>
      <text:p text:style-name="List_20_Paragraph"><text:span text:style-name="T2"><text:s text:c="27"/><text:tab/><text:tab/><text:tab/> <text:s text:c="9"/></text:span><text:span text:style-name="T5">FROM</text:span><text:span text:style-name="T2"> eventoEmergencia</text:span></text:p>
      <text:p text:style-name="P21"><text:span text:style-name="T5">WHERE</text:span><text:span text:style-name="T2"> instanteChamada </text:span><text:span text:style-name="T5">BETWEEN</text:span><text:span text:style-name="T2"> <text:s text:c="14"/></text:span><text:span text:style-name="T5">TIMESTAMP</text:span><text:span text:style-name="T2"> '2018-01-01 00:00:00' </text:span><text:span text:style-name="T5">AND</text:span><text:span text:style-name="T2"> </text:span><text:span text:style-name="T5">TIMESTAMP </text:span><text:span text:style-name="T2">'2018-12-31 23:59:59' </text:span><text:span text:style-name="T5">AND</text:span><text:span text:style-name="T2"> moradaLocal = 'Oliveira do Hospital') </text:span><text:span text:style-name="T5">AS</text:span><text:span text:style-name="T2"> a)</text:span></text:p>
      <text:p text:style-name="List_20_Paragraph"><text:span text:style-name="T5">EXCEPT</text:span></text:p>
      <text:p text:style-name="List_20_Paragraph"><text:span text:style-name="T2">(</text:span><text:span text:style-name="T5">SELECT</text:span><text:span text:style-name="T2"> numProcessoSocorro, nomeEntidade, numMeio</text:span></text:p>
      <text:p text:style-name="List_20_Paragraph"><text:span text:style-name="T2"><text:s/></text:span><text:span text:style-name="T5">FROM</text:span><text:span text:style-name="T2"> audita)) </text:span><text:span text:style-name="T5">AS</text:span><text:span text:style-name="T2"> b;</text:span></text:p>
      <text:p text:style-name="P17"/>
      <text:p text:style-name="P17"/>
      <text:list xml:id="list164037269550808" text:continue-numbering="true" text:style-name="WWNum6">
        <text:list-item>
          <text:p text:style-name="P16"><text:span text:style-name="T5">SELECT COUNT(*)</text:span></text:p>
        </text:list-item>
      </text:list>
      <text:p text:style-name="List_20_Paragraph"><text:span text:style-name="T5">FROM</text:span><text:span text:style-name="T2"> (</text:span><text:span text:style-name="T5">SELECT</text:span><text:span text:style-name="T2"> *</text:span></text:p>
      <text:p text:style-name="List_20_Paragraph"><text:span text:style-name="T2"><text:s text:c="6"/><text:tab/> <text:s/></text:span><text:span text:style-name="T5">FROM</text:span><text:span text:style-name="T2"> segmentoVideo </text:span><text:span text:style-name="T5">NATURAL JOIN</text:span><text:span text:style-name="T2"> vigia</text:span></text:p>
      <text:p text:style-name="P18"><text:span text:style-name="T5">WHERE</text:span><text:span text:style-name="T2"> dataHoraInicioVideo </text:span><text:span text:style-name="T5">BETWEEN TIMESTAMP</text:span><text:span text:style-name="T2"> '2018-08-01 00:00:00' </text:span><text:span text:style-name="T5">AND</text:span><text:span text:style-name="T2"> <text:s/></text:span><text:span text:style-name="T5">TIMESTAMP </text:span><text:span text:style-name="T2">'2018-08-31 23:59:59' </text:span><text:span text:style-name="T5">AND</text:span><text:span text:style-name="T2"> duracao &gt; 60 </text:span><text:span text:style-name="T5">AND</text:span><text:span text:style-name="T2"> moradaLocal = 'Monchique') </text:span><text:span text:style-name="T5">AS</text:span><text:span text:style-name="T2"> a;</text:span></text:p>
      <text:p text:style-name="P17"/>
      <text:p text:style-name="P17"/>
      <text:list xml:id="list164036858642363" text:continue-numbering="true" text:style-name="WWNum6">
        <text:list-item>
          <text:p text:style-name="P16"><text:span text:style-name="T2">(</text:span><text:span text:style-name="T5">SELECT</text:span><text:span text:style-name="T2"> numMeio, nomeEntidade</text:span></text:p>
        </text:list-item>
      </text:list>
      <text:p text:style-name="List_20_Paragraph"><text:span text:style-name="T2"><text:s text:c="2"/></text:span><text:span text:style-name="T5">FROM</text:span><text:span text:style-name="T2"> acciona </text:span><text:span text:style-name="T5">NATURAL JOIN</text:span><text:span text:style-name="T2"> meioCombate)</text:span></text:p>
      <text:p text:style-name="List_20_Paragraph"><text:span text:style-name="T5">EXCEPT</text:span></text:p>
      <text:p text:style-name="List_20_Paragraph"><text:span text:style-name="T2">(</text:span><text:span text:style-name="T5">SELECT</text:span><text:span text:style-name="T2"> numMeio, nomeEntidade</text:span></text:p>
      <text:p text:style-name="List_20_Paragraph"><text:span text:style-name="T2"><text:s text:c="2"/></text:span><text:span text:style-name="T5">FROM</text:span><text:span text:style-name="T2"> acciona </text:span><text:span text:style-name="T5">NATURAL JOIN</text:span><text:span text:style-name="T2"> meioApoio);</text:span></text:p>
      <text:p text:style-name="P17"/>
      <text:p text:style-name="P17"/>
      <text:p text:style-name="P17"/>
      <text:p text:style-name="P17"/>
      <text:list xml:id="list164037473377900" text:continue-numbering="true" text:style-name="WWNum6">
        <text:list-item>
          <text:p text:style-name="P16"><text:span text:style-name="T5">SELECT DISTINCT</text:span><text:span text:style-name="T2"> nomeEntidade</text:span></text:p>
        </text:list-item>
      </text:list>
      <text:p text:style-name="List_20_Paragraph"><text:span text:style-name="T5">FROM</text:span><text:span text:style-name="T2"> acciona </text:span><text:span text:style-name="T5">NATURAL JOIN</text:span><text:span text:style-name="T2"> meioCombate </text:span><text:span text:style-name="T5">AS</text:span><text:span text:style-name="T2"> a</text:span></text:p>
      <text:p text:style-name="List_20_Paragraph"><text:span text:style-name="T5">WHERE NOT EXISTS</text:span><text:span text:style-name="T2"> (</text:span><text:span text:style-name="T5">SELECT</text:span><text:span text:style-name="T2"> numProcessoSocorro</text:span></text:p>
      <text:p text:style-name="List_20_Paragraph"><text:soft-page-break/><text:span text:style-name="T2"><text:s text:c="18"/><text:tab/><text:tab/> <text:s text:c="3"/></text:span><text:span text:style-name="T5">FROM</text:span><text:span text:style-name="T2"> acciona</text:span></text:p>
      <text:p text:style-name="List_20_Paragraph"><text:span text:style-name="T2"><text:s text:c="18"/><text:tab/><text:tab/> <text:s text:c="3"/></text:span><text:span text:style-name="T5">EXCEPT</text:span></text:p>
      <text:p text:style-name="List_20_Paragraph"><text:span text:style-name="T2"><text:s text:c="18"/><text:tab/><text:tab/> <text:s text:c="3"/></text:span><text:span text:style-name="T5">SELECT</text:span><text:span text:style-name="T2"> numProcessoSocorro</text:span></text:p>
      <text:p text:style-name="List_20_Paragraph"><text:span text:style-name="T2"><text:s text:c="18"/><text:tab/><text:tab/> <text:s text:c="3"/></text:span><text:span text:style-name="T5">FROM</text:span><text:span text:style-name="T2"> acciona </text:span><text:span text:style-name="T5">NATURAL JOIN</text:span><text:span text:style-name="T2"> meioCombate </text:span><text:span text:style-name="T5">AS</text:span><text:span text:style-name="T2"> b</text:span></text:p>
      <text:p text:style-name="List_20_Paragraph"><text:span text:style-name="T2"><text:s text:c="18"/><text:tab/><text:tab/> <text:s text:c="3"/></text:span><text:span text:style-name="T5">WHERE</text:span><text:span text:style-name="T2"> a.nomeEntidade = b.nomeEntidade);</text:span></text:p>
      <text:p text:style-name="P17"/>
      <text:p text:style-name="P17"/>
      <text:p text:style-name="Standard"><text:span text:style-name="T4">Base de Dados – schema.sql:</text:span></text:p>
      <text:p text:style-name="Standard"><text:span text:style-name="T2">drop table if exists camara cascade;<text:line-break/>drop table if exists video cascade;<text:line-break/>drop table if exists segmentoVideo cascade;<text:line-break/>drop table if exists local cascade;<text:line-break/>drop table if exists vigia cascade;<text:line-break/>drop table if exists eventoEmergencia cascade;<text:line-break/>drop table if exists processoSocorro cascade;<text:line-break/>drop table if exists entidadeMeio cascade;<text:line-break/>drop table if exists meio cascade;<text:line-break/>drop table if exists meioCombate cascade;<text:line-break/>drop table if exists meioApoio cascade;<text:line-break/>drop table if exists meioSocorro cascade;<text:line-break/>drop table if exists transporta cascade;<text:line-break/>drop table if exists alocado cascade;<text:line-break/>drop table if exists acciona cascade;<text:line-break/>drop table if exists coordenador cascade;<text:line-break/>drop table if exists audita cascade;<text:line-break/>drop table if exists solicita cascade;</text:span></text:p>
      <text:p text:style-name="P23"/>
      <text:p text:style-name="P22"><text:span text:style-name="T2">----------------------------------------</text:span></text:p>
      <text:p text:style-name="P22"><text:span text:style-name="T2">-- Table Creation</text:span></text:p>
      <text:p text:style-name="P22"><text:span text:style-name="T2">----------------------------------------</text:span></text:p>
      <text:p text:style-name="P23"/>
      <text:p text:style-name="P22"><text:span text:style-name="T2">create table camara</text:span></text:p>
      <text:p text:style-name="P22"><text:span text:style-name="T2"><text:s text:c="2"/>(numCamara  integer not null unique,</text:span></text:p>
      <text:p text:style-name="P22"><text:span text:style-name="T2"><text:s text:c="2"/>constraint pk_camara primary key(numCamara));</text:span></text:p>
      <text:p text:style-name="P23"/>
      <text:p text:style-name="P22"><text:span text:style-name="T2">create table video</text:span></text:p>
      <text:p text:style-name="P22"><text:span text:style-name="T2"><text:s text:c="2"/>(numCamara  integer not null,</text:span></text:p>
      <text:p text:style-name="P22"><text:span text:style-name="T2"><text:s text:c="3"/>dataHoraInicioVideo  timestamp not null,</text:span></text:p>
      <text:p text:style-name="P22"><text:span text:style-name="T2"><text:s text:c="3"/>dataHoraFimVideo   timestamp not null,</text:span></text:p>
      <text:p text:style-name="P22"><text:span text:style-name="T2"><text:s text:c="3"/>constraint fk_video_camara foreign key(numCamara) references camara(numCamara) on delete cascade on update cascade,</text:span></text:p>
      <text:p text:style-name="P22"><text:span text:style-name="T2"><text:s text:c="3"/>constraint pk_video primary key(numCamara, dataHoraInicioVideo));</text:span></text:p>
      <text:p text:style-name="P23"/>
      <text:p text:style-name="P22"><text:span text:style-name="T2">create table segmentoVideo</text:span></text:p>
      <text:p text:style-name="P22"><text:span text:style-name="T2"><text:s text:c="3"/>(numCamara integer not null,</text:span></text:p>
      <text:p text:style-name="P22"><text:span text:style-name="T2"><text:s text:c="4"/>dataHoraInicioVideo <text:s/>timestamp not null,</text:span></text:p>
      <text:p text:style-name="P22"><text:span text:style-name="T2"><text:s text:c="4"/>numSegmento   integer not null,</text:span></text:p>
      <text:p text:style-name="P22"><text:span text:style-name="T2"><text:s text:c="4"/>duracao <text:s text:c="2"/>numeric(16,4) not null, -- see if its an integer or numeric or varchar</text:span></text:p>
      <text:p text:style-name="P22"><text:span text:style-name="T2"><text:s text:c="4"/>constraint fk_segmentoVideo_video foreign key(numCamara, dataHoraInicioVideo) references video(numCamara, dataHoraInicioVideo) on delete cascade on update cascade,</text:span></text:p>
      <text:p text:style-name="P22"><text:span text:style-name="T2"><text:s text:c="4"/>constraint pk_segmentoVideo primary key(numSegmento, dataHoraInicioVideo, numCamara));</text:span></text:p>
      <text:p text:style-name="P23"/>
      <text:p text:style-name="P22"><text:span text:style-name="T2">create table local</text:span></text:p>
      <text:p text:style-name="P22"><text:span text:style-name="T2"><text:s text:c="3"/>(moradaLocal varchar(80) not null unique,</text:span></text:p>
      <text:p text:style-name="P22"><text:span text:style-name="T2"><text:s text:c="3"/>constraint pk_local primary key(moradaLocal));</text:span></text:p>
      <text:p text:style-name="P23"/>
      <text:p text:style-name="P22"><text:soft-page-break/><text:span text:style-name="T2">create table vigia</text:span></text:p>
      <text:p text:style-name="P22"><text:span text:style-name="T2"><text:s text:c="2"/>(numCamara  integer not null unique,</text:span></text:p>
      <text:p text:style-name="P22"><text:span text:style-name="T2"><text:s text:c="4"/>moradaLocal varchar(80) not null,</text:span></text:p>
      <text:p text:style-name="P22"><text:span text:style-name="T2"><text:s text:c="4"/>constraint fk_vigia_local foreign key(moradaLocal) references local(moradaLocal),</text:span></text:p>
      <text:p text:style-name="P22"><text:span text:style-name="T2"><text:s text:c="4"/>constraint fk_vigia_camara foreign key(numCamara) references camara(numCamara),</text:span></text:p>
      <text:p text:style-name="P22"><text:span text:style-name="T2"><text:s text:c="4"/>constraint pk_vigia primary key (numCamara, moradaLocal));</text:span></text:p>
      <text:p text:style-name="P23"/>
      <text:p text:style-name="P22"><text:span text:style-name="T2">create table processoSocorro</text:span></text:p>
      <text:p text:style-name="P22"><text:span text:style-name="T2"><text:s text:c="2"/>(numProcessoSocorro integer not null unique,</text:span></text:p>
      <text:p text:style-name="P22"><text:span text:style-name="T2"><text:s text:c="4"/>constraint pk_processoSocorro primary key(numProcessoSocorro)); -- ver ri</text:span></text:p>
      <text:p text:style-name="P23"/>
      <text:p text:style-name="P22"><text:span text:style-name="T2">create table eventoEmergencia</text:span></text:p>
      <text:p text:style-name="P22"><text:span text:style-name="T2"><text:s text:c="3"/>(numTelefone integer not null unique,</text:span></text:p>
      <text:p text:style-name="P22"><text:span text:style-name="T2"><text:s text:c="3"/>instanteChamada <text:s/>timestamp not null unique,</text:span></text:p>
      <text:p text:style-name="P22"><text:span text:style-name="T2"><text:s text:c="3"/>nomePessoa varchar(80) not null,</text:span></text:p>
      <text:p text:style-name="P22"><text:span text:style-name="T2"><text:s text:c="3"/>moradaLocal <text:s/>varchar(80) not null,</text:span></text:p>
      <text:p text:style-name="P22"><text:span text:style-name="T2"><text:s text:c="3"/>numProcessoSocorro integer not null,</text:span></text:p>
      <text:p text:style-name="P22"><text:span text:style-name="T2"><text:s text:c="3"/>constraint pk_numTelefone primary key(numTelefone, instanteChamada),</text:span></text:p>
      <text:p text:style-name="P22"><text:span text:style-name="T2"><text:s text:c="3"/>constraint fk_eventoEmergencia_local foreign key(moradaLocal) references local(moradaLocal),</text:span></text:p>
      <text:p text:style-name="P22"><text:span text:style-name="T2"><text:s text:c="3"/>constraint fk_eventoEmergencia_processoSocorro foreign key(numProcessoSocorro) references processoSocorro(numProcessoSocorro),</text:span></text:p>
      <text:p text:style-name="P22"><text:span text:style-name="T2"><text:s text:c="3"/>unique(numTelefone, nomePessoa));</text:span></text:p>
      <text:p text:style-name="P23"/>
      <text:p text:style-name="P22"><text:span text:style-name="T2">create table entidadeMeio</text:span></text:p>
      <text:p text:style-name="P22"><text:span text:style-name="T2"><text:s text:c="2"/>(nomeEntidade varchar(80) not null unique,</text:span></text:p>
      <text:p text:style-name="P22"><text:span text:style-name="T2"><text:s text:c="2"/>constraint pk_entidadeMeio primary key(nomeEntidade));</text:span></text:p>
      <text:p text:style-name="P23"/>
      <text:p text:style-name="P22"><text:span text:style-name="T2">create table meio</text:span></text:p>
      <text:p text:style-name="P22"><text:span text:style-name="T2"><text:s text:c="2"/>(numMeio <text:s/>integer not null,</text:span></text:p>
      <text:p text:style-name="P22"><text:span text:style-name="T2"><text:s text:c="2"/>nomeMeio <text:s/>varchar(80) not null,</text:span></text:p>
      <text:p text:style-name="P22"><text:span text:style-name="T2"><text:s text:c="2"/>nomeEntidade <text:s/>varchar(80) not null,</text:span></text:p>
      <text:p text:style-name="P22"><text:span text:style-name="T2"><text:s text:c="2"/>constraint fk_meio_entidadeMeio foreign key(nomeEntidade) references entidadeMeio(nomeEntidade) on delete cascade on update cascade,</text:span></text:p>
      <text:p text:style-name="P22"><text:span text:style-name="T2"><text:s text:c="2"/>constraint pk_meio primary key(numMeio, nomeEntidade));</text:span></text:p>
      <text:p text:style-name="P23"/>
      <text:p text:style-name="P22"><text:span text:style-name="T2">create table meioCombate</text:span></text:p>
      <text:p text:style-name="P22"><text:span text:style-name="T2"><text:s text:c="2"/>(numMeio <text:s/>integer not null,</text:span></text:p>
      <text:p text:style-name="P22"><text:span text:style-name="T2"><text:s text:c="2"/>nomeEntidade <text:s/>varchar(80) not null,</text:span></text:p>
      <text:p text:style-name="P22"><text:span text:style-name="T2"><text:s text:c="2"/>constraint fk_meioCombate_meio foreign key(nomeEntidade, numMeio) references meio(nomeEntidade, numMeio) on delete cascade on update cascade,</text:span></text:p>
      <text:p text:style-name="P22"><text:span text:style-name="T2"><text:s text:c="2"/>constraint pk_meioCombate primary key(numMeio, nomeEntidade));</text:span></text:p>
      <text:p text:style-name="P23"/>
      <text:p text:style-name="P22"><text:span text:style-name="T2">create table meioApoio</text:span></text:p>
      <text:p text:style-name="P22"><text:span text:style-name="T2"><text:s text:c="2"/>(numMeio <text:s/>integer not null,</text:span></text:p>
      <text:p text:style-name="P22"><text:span text:style-name="T2"><text:s text:c="2"/>nomeEntidade <text:s/>varchar(80) not null,</text:span></text:p>
      <text:p text:style-name="P22"><text:span text:style-name="T2"><text:s text:c="2"/>constraint fk_meioApoio_meio foreign key(nomeEntidade, numMeio) references meio(nomeEntidade, numMeio) on delete cascade on update cascade,</text:span></text:p>
      <text:p text:style-name="P22"><text:span text:style-name="T2"><text:s text:c="2"/>constraint pk_meioApoio primary key(numMeio, nomeEntidade));</text:span></text:p>
      <text:p text:style-name="P23"/>
      <text:p text:style-name="P22"><text:span text:style-name="T2">create table meioSocorro</text:span></text:p>
      <text:p text:style-name="P22"><text:span text:style-name="T2"><text:s text:c="2"/>(numMeio <text:s/>integer not null,</text:span></text:p>
      <text:p text:style-name="P22"><text:span text:style-name="T2"><text:s text:c="2"/>nomeEntidade <text:s/>varchar(80) not null,</text:span></text:p>
      <text:p text:style-name="P22"><text:span text:style-name="T2"><text:s text:c="2"/>constraint fk_meioSocorro_meio foreign key(nomeEntidade, numMeio) references meio(nomeEntidade, numMeio) on delete cascade on update cascade,</text:span></text:p>
      <text:p text:style-name="P22"><text:span text:style-name="T2"><text:s text:c="2"/>constraint pk_meioSocorro primary key(numMeio, nomeEntidade));</text:span></text:p>
      <text:p text:style-name="P23"/>
      <text:p text:style-name="P22"><text:span text:style-name="T2">create table transporta</text:span></text:p>
      <text:p text:style-name="P22"><text:span text:style-name="T2"><text:s text:c="2"/>(numMeio <text:s/>integer not null,</text:span></text:p>
      <text:p text:style-name="P22"><text:soft-page-break/><text:span text:style-name="T2"><text:s text:c="2"/>nomeEntidade <text:s/>varchar(80) not null,</text:span></text:p>
      <text:p text:style-name="P22"><text:span text:style-name="T2"><text:s text:c="2"/>numVitimas <text:s/>integer not null,</text:span></text:p>
      <text:p text:style-name="P22"><text:span text:style-name="T2"><text:s text:c="2"/>numProcessoSocorro <text:s/>integer not null,</text:span></text:p>
      <text:p text:style-name="P22"><text:span text:style-name="T2"><text:s text:c="2"/>constraint fk_transporta_meioSocorro foreign key(numMeio, nomeEntidade) references meioSocorro(numMeio, nomeEntidade),</text:span></text:p>
      <text:p text:style-name="P22"><text:span text:style-name="T2"><text:s text:c="2"/>constraint fk_transporta_processoSocorro foreign key(numProcessoSocorro) references processoSocorro(numProcessoSocorro),</text:span></text:p>
      <text:p text:style-name="P22"><text:span text:style-name="T2"><text:s text:c="2"/>constraint pk_transporta primary key(numMeio, nomeEntidade, numProcessoSocorro));</text:span></text:p>
      <text:p text:style-name="P23"/>
      <text:p text:style-name="P22"><text:span text:style-name="T2">create table alocado</text:span></text:p>
      <text:p text:style-name="P22"><text:span text:style-name="T2"><text:s text:c="2"/>(numMeio <text:s/>integer not null,</text:span></text:p>
      <text:p text:style-name="P22"><text:span text:style-name="T2"><text:s text:c="2"/>nomeEntidade <text:s/>varchar(80) not null,</text:span></text:p>
      <text:p text:style-name="P22"><text:span text:style-name="T2"><text:s text:c="2"/>numHoras <text:s/>integer not null,</text:span></text:p>
      <text:p text:style-name="P22"><text:span text:style-name="T2"><text:s text:c="2"/>numProcessoSocorro <text:s/>integer not null,</text:span></text:p>
      <text:p text:style-name="P22"><text:span text:style-name="T2"><text:s text:c="2"/>constraint fk_alocado_meioApoio foreign key(numMeio, nomeEntidade) references meioApoio(numMeio, nomeEntidade),</text:span></text:p>
      <text:p text:style-name="P22"><text:span text:style-name="T2"><text:s text:c="2"/>constraint fk_alocado_processoSocorro foreign key(numProcessoSocorro) references processoSocorro(numProcessoSocorro),</text:span></text:p>
      <text:p text:style-name="P22"><text:span text:style-name="T2"><text:s text:c="2"/>constraint pk_alocado primary key(numMeio, nomeEntidade, numProcessoSocorro));</text:span></text:p>
      <text:p text:style-name="P23"/>
      <text:p text:style-name="P22"><text:span text:style-name="T2">create table acciona</text:span></text:p>
      <text:p text:style-name="P22"><text:span text:style-name="T2"><text:s text:c="2"/>(numMeio <text:s/>integer not null,</text:span></text:p>
      <text:p text:style-name="P22"><text:span text:style-name="T2"><text:s text:c="2"/>nomeEntidade <text:s/>varchar(80) not null,</text:span></text:p>
      <text:p text:style-name="P22"><text:span text:style-name="T2"><text:s text:c="2"/>numProcessoSocorro <text:s/>integer not null,</text:span></text:p>
      <text:p text:style-name="P22"><text:span text:style-name="T2"><text:s text:c="2"/>constraint fk_acciona_meio foreign key(numMeio, nomeEntidade) references meio(numMeio, nomeEntidade),</text:span></text:p>
      <text:p text:style-name="P22"><text:span text:style-name="T2"><text:s text:c="2"/>constraint fk_acciona_processoSocorro foreign key(numProcessoSocorro) references processoSocorro(numProcessoSocorro),</text:span></text:p>
      <text:p text:style-name="P22"><text:span text:style-name="T2"><text:s text:c="2"/>constraint pk_acciona primary key(numMeio, nomeEntidade, numProcessoSocorro));</text:span></text:p>
      <text:p text:style-name="P23"/>
      <text:p text:style-name="P22"><text:span text:style-name="T2">create table coordenador</text:span></text:p>
      <text:p text:style-name="P22"><text:span text:style-name="T2"><text:s text:c="2"/>(idCoordenador  integer not null unique,</text:span></text:p>
      <text:p text:style-name="P22"><text:span text:style-name="T2"><text:s text:c="2"/>constraint pk_coordenador primary key(idCoordenador));</text:span></text:p>
      <text:p text:style-name="P23"/>
      <text:p text:style-name="P22"><text:span text:style-name="T2">create table audita</text:span></text:p>
      <text:p text:style-name="P22"><text:span text:style-name="T2"><text:s text:c="2"/>(idCoordenador <text:s/>integer not null unique,</text:span></text:p>
      <text:p text:style-name="P22"><text:span text:style-name="T2"><text:s text:c="2"/>numMeio integer not null,</text:span></text:p>
      <text:p text:style-name="P22"><text:span text:style-name="T2"><text:s text:c="2"/>nomeEntidade <text:s/>varchar(80) not null,</text:span></text:p>
      <text:p text:style-name="P22"><text:span text:style-name="T2"><text:s text:c="2"/>numProcessoSocorro <text:s/>integer not null,</text:span></text:p>
      <text:p text:style-name="P22"><text:span text:style-name="T2"><text:s text:c="2"/>dataHoraInicio timestamp not null,</text:span></text:p>
      <text:p text:style-name="P22"><text:span text:style-name="T2"><text:s text:c="2"/>dataHoraFim timestamp not null,</text:span></text:p>
      <text:p text:style-name="P22"><text:span text:style-name="T2"><text:s text:c="2"/>dataAuditoria date not null,</text:span></text:p>
      <text:p text:style-name="P22"><text:span text:style-name="T2"><text:s text:c="2"/>texto <text:s/>text not null,</text:span></text:p>
      <text:p text:style-name="P22"><text:span text:style-name="T2"><text:s text:c="2"/>constraint fk_audita_coordenador foreign key(idCoordenador) references coordenador(idCoordenador),</text:span></text:p>
      <text:p text:style-name="P22"><text:span text:style-name="T2"><text:s text:c="2"/>constraint fk_audita_acciona foreign key(numMeio, nomeEntidade, numProcessoSocorro) references acciona(numMeio, nomeEntidade, numProcessoSocorro),</text:span></text:p>
      <text:p text:style-name="P22"><text:span text:style-name="T2"><text:s text:c="2"/>constraint pk_audita primary key(idCoordenador, numMeio, nomeEntidade, numProcessoSocorro),</text:span></text:p>
      <text:p text:style-name="P22"><text:span text:style-name="T2"><text:s text:c="2"/>check(dataHoraInicio &lt; dataHoraFim),</text:span></text:p>
      <text:p text:style-name="P22"><text:span text:style-name="T2"><text:s text:c="2"/>check(dataAuditoria &lt;= current_date));</text:span></text:p>
      <text:p text:style-name="P23"/>
      <text:p text:style-name="P22"><text:span text:style-name="T2">create table solicita</text:span></text:p>
      <text:p text:style-name="P22"><text:span text:style-name="T2"><text:s text:c="2"/>(idCoordenador <text:s/>integer not null,</text:span></text:p>
      <text:p text:style-name="P22"><text:span text:style-name="T2"><text:s text:c="2"/>dataHoraInicioVideo timestamp not null,</text:span></text:p>
      <text:p text:style-name="P22"><text:span text:style-name="T2"><text:s text:c="2"/>dataHoraInicio timestamp not null,</text:span></text:p>
      <text:p text:style-name="P22"><text:span text:style-name="T2"><text:s text:c="2"/>dataHoraFim timestamp not null,</text:span></text:p>
      <text:p text:style-name="P22"><text:span text:style-name="T2"><text:s text:c="2"/>numCamara integer not null,</text:span></text:p>
      <text:p text:style-name="P22"><text:soft-page-break/><text:span text:style-name="T2"><text:s text:c="2"/>constraint fk_solicita_coordenador foreign key(idCoordenador) references coordenador(idCoordenador),</text:span></text:p>
      <text:p text:style-name="P22"><text:span text:style-name="T2"><text:s text:c="2"/>constraint fk_solicita_video foreign key(numCamara, dataHoraInicioVideo) references video(numCamara, dataHoraInicioVideo),</text:span></text:p>
      <text:p text:style-name="P22"><text:span text:style-name="T2"><text:s text:c="2"/>constraint pk_solicita primary key(idCoordenador, dataHoraInicioVideo, numCamara));</text:span></text:p>
      <text:p text:style-name="P2"/>
      <text:p text:style-name="Standard"><text:span text:style-name="T4">Arquitetura:</text:span></text:p>
      <text:p text:style-name="P13"><text:span text:style-name="T2">A arquitetura desenvolvida para a concretização da 3ªa entrega baseia-se num menu principal em html, index.html, que contém todas as funcionalidades pedidas pelo enunciado. <text:line-break/>Para cada comando, posteriormente, é feito um ficheiro PHP que apresenta a opção de Inserir ao lado do nome da tabela e que lista os elementos da tabela apresentando ao lado destes as opções para Remover e Editar. De forma a concretizar esta listagem, o ficheiro PHP de cada comando realiza uma instrução SQL </text:span><text:span text:style-name="T3">própria para o efeito.</text:span><text:span text:style-name="T2"> </text:span><text:span text:style-name="T3">É de notar que ficheiros com várias instruções SQL a realizar têm</text:span><text:span text:style-name="T2"> uma linha de código específica para começar </text:span><text:span text:style-name="T3">e concretizar</text:span><text:span text:style-name="T2"> </text:span><text:span text:style-name="T3">um</text:span><text:span text:style-name="T2">a transação </text:span><text:span text:style-name="T3">por forma a garantir a integridade dos resultados</text:span><text:span text:style-name="T2">.</text:span></text:p>
      <text:p text:style-name="P12"><text:span text:style-name="T2">Relativamente à associação de processos a meios, existe um menu dedicado para a sua implementação que leva o utilizador para um ficheiro PHP com um form para preencher </text:span><text:bookmark text:name="_GoBack"/><text:span text:style-name="T2">com a chave de processo e chaves de meio para poder associar estes. </text:span><text:span text:style-name="T3">A associação de processos a eventos de emergência é feita implicitamente na inserção de qualquer um dos mesmos.</text:span></text:p>
      <text:p text:style-name="P12"><text:span text:style-name="T2">Para cada inserção existe um ficheiro PHP com um form que solicita ao utilizador os atributos necessários para criar uma nova posição na tabela onde se pretende inserir um novo elemento.</text:span></text:p>
      <text:p text:style-name="P12"><text:span text:style-name="T2">Para remover apenas é necessário clicar no link da linha que contém o elemento que o utilizador quer remover.</text:span></text:p>
      <text:p text:style-name="P12"><text:span text:style-name="T2">Para editar um meio específico é apresentado um form para o utilizador preencher com as novas características, nome do meio, que pretende que este meio tenha. </text:span></text:p>
      <text:p text:style-name="P12"><text:span text:style-name="T2">De forma a realizar todas estas funcionalidades, existem vários ficheiros que produzem na base de dados, a partir de uma ou mais instruções SQL, os resultados requerido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áter" style:display-name="Título Caráte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Título_20_2_20_Caráter" style:display-name="Título 2 Caráte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00000a"/>
    </style:style>
    <style:style style:name="ListLabel_20_5" style:display-name="ListLabel 5" style:family="text">
      <style:text-properties style:font-name="Arial" fo:font-family="Arial" style:font-family-generic="roman" style:font-pitch="variable" fo:font-weight="bold"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7cm" fo:margin-bottom="1.27cm" fo:margin-left="2.501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 Bisky</meta:initial-creator>
    <meta:editing-cycles>22</meta:editing-cycles>
    <meta:print-date>2018-10-12T21:33:00</meta:print-date>
    <meta:creation-date>2018-10-31T15:46:00</meta:creation-date>
    <dc:date>2018-11-30T16:40:36.123002339</dc:date>
    <meta:editing-duration>PT54M41S</meta:editing-duration>
    <meta:generator>LibreOffice/6.0.3.2$Linux_X86_64 LibreOffice_project/00m0$Build-2</meta:generator>
    <meta:document-statistic meta:table-count="1" meta:image-count="0" meta:object-count="0" meta:page-count="6" meta:paragraph-count="180" meta:word-count="1195" meta:character-count="10806" meta:non-whitespace-character-count="91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